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961" officeooo:paragraph-rsid="00099961"/>
    </style:style>
    <style:style style:name="P2" style:family="paragraph" style:parent-style-name="Standard">
      <style:text-properties fo:font-style="italic" fo:font-weight="bold" officeooo:rsid="00099efa" officeooo:paragraph-rsid="00099ef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099efa" officeooo:paragraph-rsid="00099ef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99efa" officeooo:paragraph-rsid="00099ef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cc03f" officeooo:paragraph-rsid="000cc03f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officeooo:rsid="001130c1" officeooo:paragraph-rsid="001130c1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style="normal" fo:font-weight="normal" officeooo:rsid="00120b49" officeooo:paragraph-rsid="00120b49" style:font-style-asian="normal" style:font-weight-asian="normal" style:font-style-complex="normal" style:font-weight-complex="normal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0cc03f"/>
    </style:style>
    <style:style style:name="P10" style:family="paragraph" style:parent-style-name="Standard">
      <style:text-properties officeooo:rsid="00099961" officeooo:paragraph-rsid="00099961"/>
    </style:style>
    <style:style style:name="P11" style:family="paragraph" style:parent-style-name="Standard">
      <style:text-properties officeooo:rsid="000cc03f" officeooo:paragraph-rsid="000cc03f"/>
    </style:style>
    <style:style style:name="P12" style:family="paragraph" style:parent-style-name="Standard">
      <style:text-properties fo:font-weight="bold" officeooo:rsid="0015ba61" officeooo:paragraph-rsid="0015ba61" style:font-weight-asian="bold" style:font-weight-complex="bold"/>
    </style:style>
    <style:style style:name="P13" style:family="paragraph" style:parent-style-name="Standard">
      <style:text-properties fo:font-weight="bold" officeooo:rsid="0016799d" officeooo:paragraph-rsid="0016799d" style:font-weight-asian="bold" style:font-weight-complex="bold"/>
    </style:style>
    <style:style style:name="P14" style:family="paragraph" style:parent-style-name="Standard" style:list-style-name="L3">
      <style:text-properties fo:font-weight="bold" officeooo:rsid="001af40e" officeooo:paragraph-rsid="001af40e" style:font-weight-asian="bold" style:font-weight-complex="bold"/>
    </style:style>
    <style:style style:name="P15" style:family="paragraph" style:parent-style-name="Standard">
      <style:text-properties fo:font-style="italic" fo:font-weight="bold" officeooo:rsid="000cc03f" officeooo:paragraph-rsid="000cc03f" style:font-style-asian="italic" style:font-weight-asian="bold" style:font-style-complex="italic" style:font-weight-complex="bold"/>
    </style:style>
    <style:style style:name="P16" style:family="paragraph" style:parent-style-name="Standard" style:list-style-name="L1">
      <style:text-properties fo:font-style="italic" fo:font-weight="bold" officeooo:rsid="001130c1" officeooo:paragraph-rsid="001130c1" style:font-style-asian="italic" style:font-weight-asian="bold" style:font-style-complex="italic" style:font-weight-complex="bold"/>
    </style:style>
    <style:style style:name="P17" style:family="paragraph" style:parent-style-name="Standard" style:list-style-name="L1">
      <style:text-properties officeooo:rsid="000d9fb3" officeooo:paragraph-rsid="000d9fb3"/>
    </style:style>
    <style:style style:name="P18" style:family="paragraph" style:parent-style-name="Standard" style:list-style-name="L1">
      <style:text-properties officeooo:rsid="000de107" officeooo:paragraph-rsid="000de107"/>
    </style:style>
    <style:style style:name="P19" style:family="paragraph" style:parent-style-name="Standard" style:list-style-name="L1">
      <style:text-properties officeooo:rsid="000f35b8" officeooo:paragraph-rsid="000f35b8"/>
    </style:style>
    <style:style style:name="P20" style:family="paragraph" style:parent-style-name="Standard" style:list-style-name="L1">
      <style:text-properties officeooo:rsid="000fe22f" officeooo:paragraph-rsid="000fe22f"/>
    </style:style>
    <style:style style:name="P21" style:family="paragraph" style:parent-style-name="Standard" style:list-style-name="L1">
      <style:text-properties officeooo:rsid="001130c1" officeooo:paragraph-rsid="001130c1"/>
    </style:style>
    <style:style style:name="P22" style:family="paragraph" style:parent-style-name="Standard">
      <style:text-properties officeooo:rsid="00144964" officeooo:paragraph-rsid="00144964"/>
    </style:style>
    <style:style style:name="P23" style:family="paragraph" style:parent-style-name="Standard">
      <style:text-properties fo:font-weight="normal" officeooo:rsid="0015ba61" officeooo:paragraph-rsid="0015ba61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5ba61" officeooo:paragraph-rsid="0015ba61" style:font-weight-asian="normal" style:font-weight-complex="normal"/>
    </style:style>
    <style:style style:name="P25" style:family="paragraph" style:parent-style-name="Standard">
      <style:text-properties fo:font-weight="normal" officeooo:rsid="0016799d" officeooo:paragraph-rsid="0016799d" style:font-weight-asian="normal" style:font-weight-complex="normal"/>
    </style:style>
    <style:style style:name="P26" style:family="paragraph" style:parent-style-name="Standard">
      <style:text-properties fo:font-weight="normal" officeooo:rsid="0017a602" officeooo:paragraph-rsid="0017a602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1d69c6" officeooo:paragraph-rsid="001d69c6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1d6d98" officeooo:paragraph-rsid="001d6d98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1e6341" officeooo:paragraph-rsid="001e6341" style:font-weight-asian="normal" style:font-weight-complex="normal"/>
    </style:style>
    <style:style style:name="P30" style:family="paragraph" style:parent-style-name="Standard" style:list-style-name="L3">
      <style:text-properties officeooo:paragraph-rsid="0017a602"/>
    </style:style>
    <style:style style:name="P31" style:family="paragraph" style:parent-style-name="Standard" style:list-style-name="L3">
      <style:text-properties officeooo:rsid="0017a602" officeooo:paragraph-rsid="0017a602"/>
    </style:style>
    <style:style style:name="P32" style:family="paragraph" style:parent-style-name="Standard" style:list-style-name="L3">
      <style:text-properties officeooo:rsid="001948eb" officeooo:paragraph-rsid="001948eb"/>
    </style:style>
    <style:style style:name="P33" style:family="paragraph" style:parent-style-name="Standard" style:list-style-name="L3">
      <style:text-properties officeooo:rsid="001af40e" officeooo:paragraph-rsid="001af40e"/>
    </style:style>
    <style:style style:name="T1" style:family="text">
      <style:text-properties officeooo:rsid="00099efa"/>
    </style:style>
    <style:style style:name="T2" style:family="text">
      <style:text-properties officeooo:rsid="000b22d6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cc03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fe22f" style:font-style-asian="normal" style:font-weight-asian="normal" style:font-style-complex="normal" style:font-weight-complex="normal"/>
    </style:style>
    <style:style style:name="T6" style:family="text">
      <style:text-properties fo:font-style="italic" fo:font-weight="bold" officeooo:rsid="000cc03f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a602" style:font-weight-asian="normal" style:font-weight-complex="normal"/>
    </style:style>
    <style:style style:name="T9" style:family="text">
      <style:text-properties officeooo:rsid="0012d9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ROWNIE</text:p>
      <text:p text:style-name="P11"/>
      <text:p text:style-name="P11">Brownie projects can be started with </text:p>
      <text:p text:style-name="P11"/>
      <text:p text:style-name="P15">brownie init</text:p>
      <text:p text:style-name="P15"><text:span text:style-name="T3"/></text:p>
      <text:p text:style-name="P15"><text:span text:style-name="T3">This creates a basic project directory</text:span></text:p>
      <text:p text:style-name="P1"/>
      <text:p text:style-name="P1">BROWNIE/CHAINLINK MIX</text:p>
      <text:p text:style-name="P1"/>
      <text:p text:style-name="P1">To start with a blank project use brownie mixes</text:p>
      <text:p text:style-name="P1"/>
      <text:p text:style-name="P1">Has lots of boilerplate code to get started quick</text:p>
      <text:p text:style-name="P1"/>
      <text:p text:style-name="P1">we are using chainlink mix – <text:span text:style-name="T1">so we run</text:span></text:p>
      <text:p text:style-name="P2">brownie bake chainlink-mix</text:p>
      <text:p text:style-name="P2"/>
      <text:p text:style-name="P3">it then creates a project template <text:span text:style-name="T2">complete with many examples and with tests and a comprehensive config file</text:span></text:p>
      <text:p text:style-name="P3"/>
      <text:p text:style-name="P3">THIS IS A LOT QUICKER THAN CREATING ALL THIS FROM SCRATCH!</text:p>
      <text:p text:style-name="P3"/>
      <text:p text:style-name="P3"/>
      <text:p text:style-name="P5">ERC20</text:p>
      <text:p text:style-name="P5"/>
      <text:list xml:id="list301593847" text:style-name="L1">
        <text:list-item>
          <text:p text:style-name="P9"><text:span text:style-name="T4">Start a brownie project with<text:line-break/></text:span><text:span text:style-name="T6">brownie init</text:span></text:p>
        </text:list-item>
        <text:list-item>
          <text:p text:style-name="P17"><text:span text:style-name="T4">C</text:span><text:span text:style-name="T3">reate the token contract (“XXX.sol”)</text:span></text:p>
        </text:list-item>
        <text:list-item>
          <text:p text:style-name="P17"><text:span text:style-name="T3">Since it is an ERC20 it must follow the ERC20 standards, you can do this by copy pasting all the functions from the EIP page…</text:span></text:p>
        </text:list-item>
        <text:list-item>
          <text:p text:style-name="P17"><text:span text:style-name="T3">Quicker to go to openzeppelin – contracts – erc20 and copy paste the code...</text:span></text:p>
        </text:list-item>
        <text:list-item>
          <text:p text:style-name="P17"><text:span text:style-name="T3">Make sure to add the version that you use in the config file:</text:span></text:p>
          <text:list>
            <text:list-item>
              <text:p text:style-name="P18"><text:span text:style-name="T3">dependencies – point to “</text:span><text:a xlink:type="simple" xlink:href="mailto:openzeppelin/openzeppelin-contracts@4.2.0" text:style-name="Internet_20_link" text:visited-style-name="Visited_20_Internet_20_Link"><text:span text:style-name="T3">openzeppelin/openzeppelin-contracts@4.2.0</text:span></text:a><text:span text:style-name="T3">”</text:span></text:p>
            </text:list-item>
            <text:list-item>
              <text:p text:style-name="P18"><text:span text:style-name="T3">compiler:solc:remappings: - tell brownie “@openzeppelin” points to </text:span><text:a xlink:type="simple" xlink:href="mailto:openzeppeling/openzeppelin-contracts@4.2.0" text:style-name="Internet_20_link" text:visited-style-name="Visited_20_Internet_20_Link"><text:span text:style-name="T3">openzeppeling/openzeppelin-contracts@4.2.0</text:span></text:a></text:p>
            </text:list-item>
          </text:list>
        </text:list-item>
        <text:list-item>
          <text:p text:style-name="P19"><text:span text:style-name="T3">Environment vars: we will need</text:span></text:p>
          <text:list>
            <text:list-item>
              <text:p text:style-name="P19"><text:span text:style-name="T3">private key (uh whuch one? </text:span><text:span text:style-name="T5">I think we can use eth_metamask_key?</text:span><text:span text:style-name="T3">)</text:span></text:p>
              <text:list>
                <text:list-item>
                  <text:p text:style-name="P20"><text:span text:style-name="T3">this private key should be linked to an account saved in brownie accounts (check with brownie accounts list, if not then add a new account to brownie)</text:span></text:p>
                </text:list-item>
              </text:list>
            </text:list-item>
            <text:list-item>
              <text:p text:style-name="P19"><text:span text:style-name="T3">web3 infura project id</text:span></text:p>
            </text:list-item>
            <text:list-item>
              <text:p text:style-name="P19"><text:span text:style-name="T3">etherscan token</text:span></text:p>
            </text:list-item>
          </text:list>
        </text:list-item>
        <text:list-item>
          <text:p text:style-name="P19"><text:span text:style-name="T3">Store these in a .env file and then link to that as the dotenv in the config file</text:span></text:p>
        </text:list-item>
        <text:list-item>
          <text:p text:style-name="P20"><text:span text:style-name="T3">in .env add wallets &gt; from_key: ${private_key}</text:span></text:p>
        </text:list-item>
        <text:list-item>
          <text:p text:style-name="P20"><text:span text:style-name="T3">You should now be able to run the deploy script and deploy [to ganache]</text:span></text:p>
        </text:list-item>
        <text:list-item>
          <text:p text:style-name="P21"><text:span text:style-name="T3">To deploy to a real chain, do</text:span></text:p>
          <text:list>
            <text:list-item>
              <text:p text:style-name="P16">brownie run scripts/[deployscript].py –network ropsten</text:p>
            </text:list-item>
            <text:list-item>
              <text:p text:style-name="P6">Make sure in the get_account function call of the deploy file you pass id=”[brownie associated account name]”</text:p>
            </text:list-item>
            <text:list-item>
              <text:p text:style-name="P7">You can now find the token by its contract address on etherscan</text:p>
            </text:list-item>
            <text:list-item>
              <text:p text:style-name="P8">You can add this to your metamask with import token and it should show the balance as you (if you deployed from this account<text:span text:style-name="T9">) are the owner</text:span></text:p>
            </text:list-item>
          </text:list>
        </text:list-item>
      </text:list>
      <text:p text:style-name="Standard"/>
      <text:p text:style-name="P22"><text:soft-page-break/>ADDING TO A LIQUIDITY POOL/EXCHANGE</text:p>
      <text:p text:style-name="P22"/>
      <text:p text:style-name="P12">Uniswap</text:p>
      <text:p text:style-name="P12"/>
      <text:list xml:id="list3227615911" text:style-name="L2">
        <text:list-item>
          <text:p text:style-name="P24">Go to uniswap</text:p>
        </text:list-item>
        <text:list-item>
          <text:p text:style-name="P24">Pool</text:p>
        </text:list-item>
        <text:list-item>
          <text:p text:style-name="P24">More → create a pool</text:p>
        </text:list-item>
        <text:list-item>
          <text:p text:style-name="P24">select a token</text:p>
        </text:list-item>
        <text:list-item>
          <text:p text:style-name="P24">Put it on uniswap and it can now be <text:s/>traded!</text:p>
        </text:list-item>
      </text:list>
      <text:p text:style-name="P23"/>
      <text:p text:style-name="P23"/>
      <text:p text:style-name="P25">DEFI AND AAVE</text:p>
      <text:p text:style-name="P25"/>
      <text:p text:style-name="P13">defipulse.com</text:p>
      <text:p text:style-name="P13">defillama.com</text:p>
      <text:p text:style-name="P25"/>
      <text:p text:style-name="P25">defipulse shjows some of the top defi project based on how much total asset is locked into each protocol</text:p>
      <text:p text:style-name="P25">AAVE is currently top</text:p>
      <text:p text:style-name="P25">paraswap is another one that is a DEX</text:p>
      <text:p text:style-name="P25"/>
      <text:p text:style-name="P26">AAVE has a testnet so we can practice/simulate working with these protocols</text:p>
      <text:p text:style-name="P26">AAVE is a DEX…?</text:p>
      <text:p text:style-name="P26"/>
      <text:p text:style-name="P26">Working with AAVE GUI</text:p>
      <text:p text:style-name="P26"/>
      <text:list xml:id="list974324594" text:style-name="L3">
        <text:list-item>
          <text:p text:style-name="P30"><text:span text:style-name="T8">Get testnet ETH</text:span></text:p>
        </text:list-item>
        <text:list-item>
          <text:p text:style-name="P31"><text:span text:style-name="T7">paraswap allows you to just swap/trade AAVE is a lending platform</text:span></text:p>
        </text:list-item>
        <text:list-item>
          <text:p text:style-name="P31"><text:span text:style-name="T7">we can put down tokens as collateral etc</text:span></text:p>
        </text:list-item>
        <text:list-item>
          <text:p text:style-name="P31"><text:span text:style-name="T7">we can gain percentage back – APY – from staking or depositing an asset</text:span></text:p>
        </text:list-item>
        <text:list-item>
          <text:p text:style-name="P31"><text:span text:style-name="T7">go to testnet.aave.com</text:span></text:p>
        </text:list-item>
        <text:list-item>
          <text:p text:style-name="P31"><text:span text:style-name="T7">go to deposit tab</text:span></text:p>
        </text:list-item>
        <text:list-item>
          <text:p text:style-name="P31"><text:span text:style-name="T7">connect metamask wallet – currently only testnet supported is kovan</text:span></text:p>
        </text:list-item>
        <text:list-item>
          <text:p text:style-name="P32"><text:span text:style-name="T7">click ethereum and go through deposit process to deposit</text:span></text:p>
        </text:list-item>
        <text:list-item>
          <text:p text:style-name="P32"><text:span text:style-name="T7">you will then see “add aETH to your browser wallet” – do this</text:span></text:p>
        </text:list-item>
        <text:list-item>
          <text:p text:style-name="P32"><text:span text:style-name="T7">this now appears in our wallet assets…</text:span></text:p>
        </text:list-item>
        <text:list-item>
          <text:p text:style-name="P32"><text:span text:style-name="T7">aETH is the interest bearing token...if you sit there long enough the humber will go up, this is the profit your’re making from people borring the eth you deposited</text:span></text:p>
        </text:list-item>
        <text:list-item>
          <text:p text:style-name="P32"><text:span text:style-name="T7">if you go to MY DASHBOARD you will see this amount going up</text:span></text:p>
        </text:list-item>
        <text:list-item>
          <text:p text:style-name="P33"><text:span text:style-name="T7">when you withdraw the aETH you get it back as ETH with the additional interest earned</text:span></text:p>
        </text:list-item>
        <text:list-item>
          <text:p text:style-name="P14">You can also select to use the asset as collateral</text:p>
        </text:list-item>
        <text:list-item>
          <text:p text:style-name="P27">go to borrow tab</text:p>
        </text:list-item>
        <text:list-item>
          <text:p text:style-name="P27">you can use the eth to borrow other assets – eg DAI or USDT which are dollars or WBTC etc..anything really</text:p>
        </text:list-item>
        <text:list-item>
          <text:p text:style-name="P27">why borrow?</text:p>
          <text:list>
            <text:list-item>
              <text:p text:style-name="P27">You can obtain liquidity without selling</text:p>
            </text:list-item>
            <text:list-item>
              <text:p text:style-name="P27">you can short sell</text:p>
            </text:list-item>
            <text:list-item>
              <text:p text:style-name="P27">allows you to short sell, obtain liquidity without closing position (selling assets)...flash loans etc</text:p>
            </text:list-item>
          </text:list>
        </text:list-item>
        <text:list-item>
          <text:p text:style-name="P27">borrowing on mainnet – this can be risky obviously</text:p>
        </text:list-item>
        <text:list-item>
          <text:p text:style-name="P27">AAVE gives a health factor when you borrow on a sliding scale – when you reach 1 you get liquidated. If your aETH is included in collateral this will also get liquidated. But you can <text:soft-page-break/>choose to include it in your collateral to get a higher health score and therefore not get liquidated as quick</text:p>
        </text:list-item>
        <text:list-item>
          <text:p text:style-name="P28">once you have chosen what to borrow you pick a stable or variable APY</text:p>
        </text:list-item>
        <text:list-item>
          <text:p text:style-name="P28">this payment goes to the people depositing (lending) the asset we’re borrowing</text:p>
        </text:list-item>
        <text:list-item>
          <text:p text:style-name="P28">if you go ahead and borrow you will now see your HEALTH FACTOR displayed on your dashboard</text:p>
        </text:list-item>
        <text:list-item>
          <text:p text:style-name="P28">from dashboard you can withdraw deposits and also repay borrowed tokens – this can be done with the tokens or even with your collateral</text:p>
        </text:list-item>
        <text:list-item>
          <text:p text:style-name="P29">when repaying a borrowed amount – you may not have enough since as soon as you borrowed you started accruing fees/interest/APY paid out to lenders</text:p>
        </text:list-item>
        <text:list-item>
          <text:p text:style-name="P29">So you can pay back what you can, then do it again using your collateral</text:p>
        </text:list-item>
      </text:list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3:06:42.795823536</meta:creation-date>
    <dc:date>2021-12-20T20:44:20.980037547</dc:date>
    <meta:editing-duration>PT20H29M58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806" meta:character-count="4444" meta:non-whitespace-character-count="3752"/>
  </office:meta>
</office:document-meta>
</file>